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b6733" officeooo:paragraph-rsid="001b6733"/>
    </style:style>
    <style:style style:name="P2" style:family="paragraph" style:parent-style-name="Text_20_body">
      <style:text-properties officeooo:rsid="001c810e" officeooo:paragraph-rsid="001c810e"/>
    </style:style>
    <style:style style:name="P3" style:family="paragraph" style:parent-style-name="Heading_20_1">
      <style:text-properties officeooo:rsid="001b6733" officeooo:paragraph-rsid="001b6733"/>
    </style:style>
    <style:style style:name="P4" style:family="paragraph" style:parent-style-name="Heading_20_3">
      <style:text-properties officeooo:paragraph-rsid="001b6733"/>
    </style:style>
    <style:style style:name="P5" style:family="paragraph" style:parent-style-name="Heading_20_3">
      <style:text-properties officeooo:rsid="001b6733" officeooo:paragraph-rsid="001b6733"/>
    </style:style>
    <style:style style:name="T1" style:family="text">
      <style:text-properties officeooo:rsid="001c810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Buts du documentation</text:h>
      <text:h text:style-name="Heading_20_2" text:outline-level="2">Buts</text:h>
      <text:h text:style-name="Heading_20_2" text:outline-level="2">Guide de lecture</text:h>
      <text:h text:style-name="Heading_20_1" text:outline-level="1">Documents applicables et de référence</text:h>
      <text:h text:style-name="Heading_20_1" text:outline-level="1">Terminologie</text:h>
      <text:h text:style-name="Heading_20_1" text:outline-level="1">Place du logiciel dans son environnement</text:h>
      <text:h text:style-name="Heading_20_1" text:outline-level="1">Spécification générales</text:h>
      <text:h text:style-name="Heading_20_2" text:outline-level="2">Description des services attendus</text:h>
      <text:h text:style-name="Heading_20_2" text:outline-level="2">Description générale des fonctions</text:h>
      <text:h text:style-name="Heading_20_2" text:outline-level="2">Exigences opérationnelles</text:h>
      <text:h text:style-name="Heading_20_3" text:outline-level="3">Contraintes d’exploitation</text:h>
      <text:h text:style-name="Heading_20_3" text:outline-level="3">Modes de fonctionnement</text:h>
      <text:h text:style-name="Heading_20_3" text:outline-level="3">Capacités</text:h>
      <text:p text:style-name="P2">Sans objet</text:p>
      <text:h text:style-name="Heading_20_3" text:outline-level="3">Performances</text:h>
      <text:p text:style-name="P2">Le délai de réponse est inférieur à une seconde sur une machine peu chargée.</text:p>
      <text:h text:style-name="Heading_20_3" text:outline-level="3"><text:soft-page-break/>Sûreté de fonctionnement</text:h>
      <text:h text:style-name="Heading_20_2" text:outline-level="2">Exigences techniques</text:h>
      <text:h text:style-name="Heading_20_3" text:outline-level="3">Logiciels imposés</text:h>
      <text:h text:style-name="Heading_20_3" text:outline-level="3">Algrithmes imposés</text:h>
      <text:h text:style-name="P4" text:outline-level="3">Interfaces avec le matérielle</text:h>
      <text:h text:style-name="P4" text:outline-level="3">Interfaces avec d’autres logiciels</text:h>
      <text:h text:style-name="Heading_20_3" text:outline-level="3">Architecture matérielle opérationnelle</text:h>
      <text:h text:style-name="Heading_20_1" text:outline-level="1">IHM</text:h>
      <text:p text:style-name="P1"/>
      <text:h text:style-name="Heading_20_1" text:outline-level="1">Description des fonctions</text:h>
      <text:h text:style-name="Heading_20_2" text:outline-level="2"><text:span text:style-name="T1">Addition</text:span></text:h>
      <text:h text:style-name="Heading_20_2" text:outline-level="2"><text:span text:style-name="T1">Multiplication</text:span></text:h>
      <text:h text:style-name="Heading_20_1" text:outline-level="1">Description des données</text:h>
      <text:h text:style-name="Heading_20_2" text:outline-level="2">Modèles entités – associations</text:h>
      <text:h text:style-name="Heading_20_2" text:outline-level="2">Dictionnaire des données</text:h>
      <text:h text:style-name="Heading_20_1" text:outline-level="1">Annexes</text:h>
      <text:h text:style-name="Heading_20_2" text:outline-level="2">Formats</text:h>
      <text:h text:style-name="Heading_20_2" text:outline-level="2">Protocoles</text:h>
      <text:h text:style-name="Heading_20_2" text:outline-level="2">…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cm" fo:margin-right="0cm" fo:margin-top="0.353cm" fo:margin-bottom="0.212cm" style:contextual-spacing="false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2cm" fo:margin-right="0cm" fo:margin-top="0.247cm" fo:margin-bottom="0.212cm" style:contextual-spacing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text:style-name="Numbering_20_Symbols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7:15:51.507842026</meta:creation-date>
    <dc:date>2024-10-11T23:17:00.312120559</dc:date>
    <meta:editing-duration>PT4H2M46S</meta:editing-duration>
    <meta:editing-cycles>2</meta:editing-cycles>
    <meta:generator>LibreOffice/7.4.7.2$Linux_X86_64 LibreOffice_project/40$Build-2</meta:generator>
    <meta:document-statistic meta:table-count="0" meta:image-count="0" meta:object-count="0" meta:page-count="2" meta:paragraph-count="34" meta:word-count="125" meta:character-count="831" meta:non-whitespace-character-count="771"/>
  </office:meta>
</office:document-meta>
</file>